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8965in" fo:margin-left="-0.5215in" table:align="left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9028in"/>
    </style:style>
    <style:style style:name="Table1.D" style:family="table-column">
      <style:table-column-properties style:column-width="1.7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e6d5b" style:font-name-asian="Liberation Sans" style:font-size-asian="18pt" style:font-weight-asian="bold" style:font-size-complex="18pt" style:font-weight-complex="bold"/>
    </style:style>
    <style:style style:name="P2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0e6d5b" style:font-name-asian="Liberation Sans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e6d5b" officeooo:paragraph-rsid="000e6d5b" style:font-name-asian="Liberation Sans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style:font-name="Liberation Sans" fo:font-size="18pt" style:text-underline-style="none" fo:font-weight="bold" officeooo:rsid="000e6d5b" officeooo:paragraph-rsid="000e6d5b" style:font-name-asian="Liberation Sans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ans" fo:font-size="18pt" style:text-underline-style="none" fo:font-weight="bold" officeooo:rsid="001225be" officeooo:paragraph-rsid="001225be" style:font-name-asian="Liberation Sans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6e32b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b8c6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eb0de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Preformatted_20_Text">
      <style:text-properties officeooo:paragraph-rsid="001225be"/>
    </style:style>
    <style:style style:name="P10" style:family="paragraph" style:parent-style-name="Preformatted_20_Text">
      <style:text-properties officeooo:paragraph-rsid="0012a699"/>
    </style:style>
    <style:style style:name="P11" style:family="paragraph" style:parent-style-name="Preformatted_20_Text">
      <style:text-properties fo:font-size="16pt" fo:font-style="normal" fo:font-weight="bold" officeooo:rsid="0012c45e" officeooo:paragraph-rsid="0012c45e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Preformatted_20_Text">
      <style:text-properties fo:font-size="16pt" fo:font-style="normal" fo:font-weight="bold" officeooo:rsid="0012c45e" officeooo:paragraph-rsid="0013ead4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size="16pt" fo:font-style="normal" fo:font-weight="bold" officeooo:rsid="0012c45e" officeooo:paragraph-rsid="0013ead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16pt" fo:font-style="normal" fo:font-weight="bold" officeooo:rsid="0012c45e" officeooo:paragraph-rsid="0012c45e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Preformatted_20_Text">
      <style:text-properties fo:font-size="16pt" fo:font-style="normal" fo:font-weight="bold" officeooo:rsid="0013ead4" officeooo:paragraph-rsid="0013ead4" style:font-name-asian="Noto Serif CJK SC1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Preformatted_20_Text">
      <style:text-properties officeooo:paragraph-rsid="0018cf82"/>
    </style:style>
    <style:style style:name="P17" style:family="paragraph" style:parent-style-name="Preformatted_20_Text">
      <style:text-properties officeooo:rsid="0018cf82" officeooo:paragraph-rsid="0018cf82"/>
    </style:style>
    <style:style style:name="P18" style:family="paragraph" style:parent-style-name="Preformatted_20_Text">
      <style:text-properties officeooo:paragraph-rsid="001a8854"/>
    </style:style>
    <style:style style:name="P19" style:family="paragraph" style:parent-style-name="Preformatted_20_Text">
      <style:text-properties officeooo:paragraph-rsid="001b8c62"/>
    </style:style>
    <style:style style:name="P20" style:family="paragraph" style:parent-style-name="Preformatted_20_Text">
      <style:text-properties officeooo:paragraph-rsid="001eb0de"/>
    </style:style>
    <style:style style:name="P21" style:family="paragraph" style:parent-style-name="Preformatted_20_Text">
      <style:text-properties officeooo:paragraph-rsid="0021387e"/>
    </style:style>
    <style:style style:name="P22" style:family="paragraph" style:parent-style-name="Preformatted_20_Text">
      <style:text-properties style:font-name="Liberation Sans" fo:font-size="18pt" style:text-underline-style="none" fo:font-weight="bold" officeooo:rsid="000e6d5b" officeooo:paragraph-rsid="000e6d5b" style:font-name-asian="Liberation Sans" style:font-size-asian="18pt" style:font-weight-asian="bold" style:font-size-complex="18pt" style:font-weight-complex="bold"/>
    </style:style>
    <style:style style:name="P23" style:family="paragraph" style:parent-style-name="Preformatted_20_Text">
      <style:text-properties style:font-name="Liberation Sans" fo:font-size="18pt" fo:font-style="normal" style:text-underline-style="solid" style:text-underline-width="auto" style:text-underline-color="font-color" fo:font-weight="bold" officeooo:rsid="0016e32b" officeooo:paragraph-rsid="0016e32b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P24" style:family="paragraph" style:parent-style-name="Preformatted_20_Text">
      <style:text-properties style:font-name="Liberation Sans" fo:font-size="18pt" fo:font-style="normal" style:text-underline-style="solid" style:text-underline-width="auto" style:text-underline-color="font-color" fo:font-weight="bold" officeooo:rsid="0002ebfe" officeooo:paragraph-rsid="0028837c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Preformatted_20_Text">
      <style:text-properties style:font-name="Liberation Sans" fo:font-size="18pt" fo:font-style="normal" style:text-underline-style="none" fo:font-weight="bold" officeooo:rsid="0016e32b" officeooo:paragraph-rsid="0016e32b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P26" style:family="paragraph" style:parent-style-name="Preformatted_20_Text">
      <style:text-properties style:font-name="Liberation Sans" fo:font-size="18pt" fo:font-style="normal" style:text-underline-style="none" fo:font-weight="bold" officeooo:rsid="0016e32b" officeooo:paragraph-rsid="001b8c6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P27" style:family="paragraph" style:parent-style-name="Preformatted_20_Text">
      <style:text-properties style:font-name="Liberation Sans" fo:font-size="18pt" fo:font-style="normal" style:text-underline-style="none" fo:font-weight="bold" officeooo:rsid="0016e32b" officeooo:paragraph-rsid="001eb0de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P28" style:family="paragraph" style:parent-style-name="Preformatted_20_Text">
      <style:text-properties style:font-name="Liberation Sans" fo:font-size="18pt" fo:font-style="normal" style:text-underline-style="none" fo:font-weight="bold" officeooo:rsid="0016e32b" officeooo:paragraph-rsid="0025f657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P29" style:family="paragraph" style:parent-style-name="Preformatted_20_Text">
      <style:text-properties style:font-name="Liberation Sans" fo:font-size="18pt" fo:font-style="normal" style:text-underline-style="none" fo:font-weight="bold" officeooo:rsid="0028837c" officeooo:paragraph-rsid="0028837c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Preformatted_20_Text">
      <style:text-properties style:font-name="Liberation Sans" fo:font-size="18pt" fo:font-style="normal" style:text-underline-style="none" fo:font-weight="bold" officeooo:rsid="0028837c" officeooo:paragraph-rsid="0029444a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28837c" style:font-name-asian="Liberation Sans" style:font-size-asian="18pt" style:font-weight-asian="bold" style:font-size-complex="18pt" style:font-weight-complex="bold"/>
    </style:style>
    <style:style style:name="P32" style:family="paragraph" style:parent-style-name="Preformatted_20_Text">
      <style:text-properties style:font-name="Liberation Sans" fo:font-size="14pt" fo:font-style="italic" style:text-underline-style="none" fo:font-weight="normal" officeooo:rsid="0012a699" officeooo:paragraph-rsid="0012a699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P33" style:family="paragraph" style:parent-style-name="Preformatted_20_Text">
      <style:text-properties style:font-name="Liberation Sans" fo:font-size="14pt" fo:font-style="italic" style:text-underline-style="none" fo:font-weight="normal" officeooo:rsid="001a8854" officeooo:paragraph-rsid="001a8854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P34" style:family="paragraph" style:parent-style-name="Preformatted_20_Text">
      <style:text-properties style:font-name="Liberation Sans" fo:font-size="14pt" fo:font-style="italic" style:text-underline-style="solid" style:text-underline-width="auto" style:text-underline-color="font-color" fo:font-weight="normal" officeooo:rsid="001a8854" officeooo:paragraph-rsid="001a8854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P35" style:family="paragraph" style:parent-style-name="Preformatted_20_Text">
      <style:text-properties style:font-name="Liberation Sans" fo:font-size="16pt" fo:font-style="normal" style:text-underline-style="none" fo:font-weight="bold" officeooo:rsid="0012a699" officeooo:paragraph-rsid="0012c45e" style:font-name-asian="Noto Serif CJK SC1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36" style:family="paragraph" style:parent-style-name="Preformatted_20_Text">
      <style:text-properties style:font-name="Liberation Sans" fo:font-size="16pt" fo:font-style="normal" style:text-underline-style="none" fo:font-weight="bold" officeooo:rsid="0012a699" officeooo:paragraph-rsid="0013ead4" style:font-name-asian="Noto Serif CJK SC1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37" style:family="paragraph" style:parent-style-name="Preformatted_20_Text">
      <style:text-properties officeooo:paragraph-rsid="0021387e"/>
    </style:style>
    <style:style style:name="P38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25f657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Preformatted_20_Text">
      <style:text-properties officeooo:paragraph-rsid="0025f657"/>
    </style:style>
    <style:style style:name="P40" style:family="paragraph" style:parent-style-name="Preformatted_20_Text">
      <style:text-properties officeooo:paragraph-rsid="0029444a"/>
    </style:style>
    <style:style style:name="P41" style:family="paragraph">
      <style:text-properties style:font-name="Liberation Sans1" fo:font-size="12pt" style:font-size-complex="18pt" style:font-weight-complex="bold"/>
    </style:style>
    <style:style style:name="P42" style:family="paragraph">
      <loext:graphic-properties draw:fill="solid" draw:fill-color="#eeeeee"/>
      <style:paragraph-properties style:writing-mode="lr-tb"/>
      <style:text-properties fo:color="#c9211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oto Serif CJK SC1"/>
    </style:style>
    <style:style style:name="T3" style:family="text">
      <style:text-properties style:text-underline-style="none" officeooo:rsid="0028837c"/>
    </style:style>
    <style:style style:name="T4" style:family="text">
      <style:text-properties style:font-name-asian="Noto Serif CJK SC1"/>
    </style:style>
    <style:style style:name="T5" style:family="text">
      <style:text-properties style:font-name-asian="Noto Serif CJK SC1" style:font-name-complex="Liberation Mono"/>
    </style:style>
    <style:style style:name="T6" style:family="text">
      <style:text-properties officeooo:rsid="0025f657" style:font-name-asian="Noto Serif CJK SC1" style:font-name-complex="Liberation Mono"/>
    </style:style>
    <style:style style:name="T7" style:family="text">
      <style:text-properties officeooo:rsid="0029444a" style:font-name-asian="Noto Serif CJK SC1" style:font-name-complex="Liberation Mono"/>
    </style:style>
    <style:style style:name="T8" style:family="text">
      <style:text-properties fo:font-size="14pt" fo:font-style="italic" fo:font-weight="normal" style:font-name-asian="Noto Serif CJK SC1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029444a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1" style:family="text">
      <style:text-properties fo:font-size="14pt" fo:font-style="italic" style:font-name-asian="Noto Serif CJK SC1" style:font-size-asian="14pt" style:font-style-asian="italic" style:font-name-complex="Liberation Mono" style:font-size-complex="14pt" style:font-style-complex="italic"/>
    </style:style>
    <style:style style:name="T12" style:family="text">
      <style:text-properties style:font-name="Liberation Sans" fo:font-size="18pt" style:text-underline-style="none" fo:font-weight="bold" officeooo:rsid="001225be" style:font-name-asian="Noto Serif CJK SC1" style:font-size-asian="18pt" style:font-weight-asian="bold" style:font-size-complex="18pt" style:font-weight-complex="bold"/>
    </style:style>
    <style:style style:name="T13" style:family="text">
      <style:text-properties style:font-name="Liberation Sans" fo:font-size="18pt" style:text-underline-style="none" fo:font-weight="bold" officeooo:rsid="0012a699" style:font-name-asian="Noto Serif CJK SC1" style:font-size-asian="18pt" style:font-weight-asian="bold" style:font-size-complex="18pt" style:font-weight-complex="bold"/>
    </style:style>
    <style:style style:name="T14" style:family="text">
      <style:text-properties style:font-name="Liberation Sans" fo:font-size="18pt" fo:font-style="normal" style:text-underline-style="none" fo:font-weight="bold" officeooo:rsid="0018cf8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5" style:family="text">
      <style:text-properties style:font-name="Liberation Sans" fo:font-size="18pt" fo:font-style="normal" style:text-underline-style="none" fo:font-weight="bold" officeooo:rsid="001a8854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6" style:family="text">
      <style:text-properties style:font-name="Liberation Sans" fo:font-size="18pt" fo:font-style="normal" style:text-underline-style="none" fo:font-weight="bold" officeooo:rsid="001c084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7" style:family="text">
      <style:text-properties style:font-name="Liberation Sans" fo:font-size="18pt" fo:font-style="normal" style:text-underline-style="none" fo:font-weight="bold" officeooo:rsid="0016e32b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8" style:family="text">
      <style:text-properties style:font-name="Liberation Sans" fo:font-size="18pt" fo:font-style="normal" style:text-underline-style="none" fo:font-weight="bold" officeooo:rsid="001eb0de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9" style:family="text">
      <style:text-properties style:font-name="Liberation Sans" fo:font-size="18pt" fo:font-style="normal" style:text-underline-style="none" fo:font-weight="bold" officeooo:rsid="0025f657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20" style:family="text">
      <style:text-properties style:font-name="Liberation Sans" fo:font-size="18pt" fo:font-style="normal" style:text-underline-style="none" fo:font-weight="bold" officeooo:rsid="0026141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21" style:family="text">
      <style:text-properties style:font-name="Liberation Sans" fo:font-size="18pt" fo:font-style="normal" style:text-underline-style="none" fo:font-weight="bold" officeooo:rsid="0029444a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22" style:family="text">
      <style:text-properties style:font-name="Liberation Sans" fo:font-size="18pt" fo:font-style="normal" style:text-underline-style="none" fo:font-weight="bold" officeooo:rsid="0028837c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23" style:family="text">
      <style:text-properties style:font-name="Liberation Sans" fo:font-size="18pt" fo:font-style="normal" style:text-underline-style="solid" style:text-underline-width="auto" style:text-underline-color="font-color" fo:font-weight="bold" officeooo:rsid="0029444a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24" style:family="text">
      <style:text-properties style:font-name="Liberation Sans" fo:font-size="18pt" fo:font-style="normal" style:text-underline-style="solid" style:text-underline-width="auto" style:text-underline-color="font-color" fo:font-weight="bold" officeooo:rsid="0028837c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25" style:family="text">
      <style:text-properties style:font-name="Liberation Sans" fo:font-size="14pt" fo:font-style="italic" style:text-underline-style="none" fo:font-weight="normal" officeooo:rsid="001225be" style:font-name-asian="Noto Serif CJK SC1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ans" fo:font-size="14pt" fo:font-style="italic" style:text-underline-style="none" fo:font-weight="normal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7" style:family="text">
      <style:text-properties style:font-name="Liberation Sans" fo:font-size="14pt" fo:font-style="italic" style:text-underline-style="none" fo:font-weight="normal" officeooo:rsid="001225be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8" style:family="text">
      <style:text-properties style:font-name="Liberation Sans" fo:font-size="14pt" fo:font-style="italic" style:text-underline-style="none" fo:font-weight="normal" officeooo:rsid="0012a699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9" style:family="text">
      <style:text-properties style:font-name="Liberation Sans" fo:font-size="14pt" fo:font-style="italic" style:text-underline-style="none" fo:font-weight="normal" officeooo:rsid="0018cf82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0" style:family="text">
      <style:text-properties style:font-name="Liberation Sans" fo:font-size="14pt" fo:font-style="italic" style:text-underline-style="none" fo:font-weight="normal" officeooo:rsid="001a8854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1" style:family="text">
      <style:text-properties style:font-name="Liberation Sans" fo:font-size="14pt" fo:font-style="italic" style:text-underline-style="none" fo:font-weight="normal" officeooo:rsid="001c0842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2" style:family="text">
      <style:text-properties style:font-name="Liberation Sans" fo:font-size="14pt" fo:font-style="italic" style:text-underline-style="none" fo:font-weight="normal" officeooo:rsid="002066bb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3" style:family="text">
      <style:text-properties style:font-name="Liberation Sans" fo:font-size="14pt" fo:font-style="italic" style:text-underline-style="none" fo:font-weight="normal" officeooo:rsid="0021387e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4" style:family="text">
      <style:text-properties style:font-name="Liberation Sans" fo:font-size="14pt" fo:font-style="italic" style:text-underline-style="none" fo:font-weight="normal" officeooo:rsid="0025f657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5" style:family="text">
      <style:text-properties style:font-name="Liberation Sans" fo:font-size="14pt" fo:font-style="italic" style:text-underline-style="none" fo:font-weight="normal" officeooo:rsid="00261412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6" style:family="text">
      <style:text-properties style:font-name="Liberation Sans" fo:font-size="14pt" fo:font-style="italic" style:text-underline-style="none" fo:font-weight="normal" officeooo:rsid="0028837c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7" style:family="text">
      <style:text-properties style:font-name="Liberation Sans" fo:font-size="14pt" fo:font-style="italic" style:text-underline-style="none" fo:font-weight="normal" officeooo:rsid="0029444a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38" style:family="text">
      <style:text-properties style:font-name="Liberation Sans" fo:font-size="14pt" fo:font-style="italic" style:text-underline-style="none" fo:font-weight="bold" officeooo:rsid="0028837c" style:font-name-asian="Noto Serif CJK SC1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39" style:family="text">
      <style:text-properties style:font-name="Liberation Sans" fo:font-size="14pt" fo:font-style="italic" style:text-underline-style="none" fo:font-weight="bold" officeooo:rsid="0029444a" style:font-name-asian="Noto Serif CJK SC1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40" style:family="text">
      <style:text-properties style:font-name="Liberation Sans" style:text-underline-style="none" style:font-name-asian="Noto Serif CJK SC1" style:font-name-complex="Liberation Mono"/>
    </style:style>
    <style:style style:name="T41" style:family="text">
      <style:text-properties style:font-name="Liberation Sans" style:text-underline-style="none" officeooo:rsid="0012a699" style:font-name-asian="Noto Serif CJK SC1" style:font-name-complex="Liberation Mono"/>
    </style:style>
    <style:style style:name="T42" style:family="text">
      <style:text-properties style:font-name="Liberation Sans" style:text-underline-style="none" officeooo:rsid="0013ead4" style:font-name-asian="Noto Serif CJK SC1" style:font-name-complex="Liberation Mono"/>
    </style:style>
    <style:style style:name="T43" style:family="text">
      <style:text-properties style:font-name="Liberation Sans" style:text-underline-style="none" officeooo:rsid="001a8854" style:font-name-asian="Noto Serif CJK SC1" style:font-name-complex="Liberation Mono"/>
    </style:style>
    <style:style style:name="T44" style:family="text">
      <style:text-properties style:font-name="Liberation Sans" style:text-underline-style="none" officeooo:rsid="001eb0de" style:font-name-asian="Noto Serif CJK SC1" style:font-name-complex="Liberation Mono"/>
    </style:style>
    <style:style style:name="T45" style:family="text">
      <style:text-properties style:font-name="Liberation Sans" style:text-underline-style="none" officeooo:rsid="002066bb" style:font-name-asian="Noto Serif CJK SC1" style:font-name-complex="Liberation Mono"/>
    </style:style>
    <style:style style:name="T46" style:family="text">
      <style:text-properties style:font-name="Liberation Sans" style:font-name-asian="Noto Serif CJK SC1" style:font-name-complex="Liberation Mono"/>
    </style:style>
    <style:style style:name="T47" style:family="text">
      <style:text-properties style:font-name="Liberation Sans" officeooo:rsid="0012a699" style:font-name-asian="Noto Serif CJK SC1" style:font-name-complex="Liberation Mono"/>
    </style:style>
    <style:style style:name="T48" style:family="text">
      <style:text-properties style:font-name="Liberation Sans" officeooo:rsid="001b8c62" style:font-name-asian="Noto Serif CJK SC1" style:font-name-complex="Liberation Mono"/>
    </style:style>
    <style:style style:name="T49" style:family="text">
      <style:text-properties style:font-name="Liberation Sans" officeooo:rsid="001eb0de" style:font-name-asian="Noto Serif CJK SC1" style:font-name-complex="Liberation Mono"/>
    </style:style>
    <style:style style:name="T50" style:family="text">
      <style:text-properties style:font-name="Liberation Sans" officeooo:rsid="0025f657" style:font-name-asian="Noto Serif CJK SC1" style:font-name-complex="Liberation Mono"/>
    </style:style>
    <style:style style:name="T51" style:family="text">
      <style:text-properties officeooo:rsid="0028837c"/>
    </style:style>
    <style:style style:name="T52" style:family="text">
      <style:text-properties officeooo:rsid="0029444a"/>
    </style:style>
    <style:style style:name="T5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54" style:family="text">
      <style:text-properties style:font-name="Liberation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çon 4</text:p>
      <text:p text:style-name="P2"/>
      <text:p text:style-name="P1">1.</text:p>
      <text:p text:style-name="P1"/>
      <text:p text:style-name="P4">a.　<text:span text:style-name="T4">休みは、土曜日と日曜日です。</text:span></text:p>
      <text:p text:style-name="P5"><text:span text:style-name="T4"><text:tab/></text:span><text:span text:style-name="T8">yasumi ha, doyoubi to nichiyoubi desu.</text:span></text:p>
      <text:p text:style-name="P4">b.　<text:span text:style-name="T4">今日は、何曜日ですか？</text:span></text:p>
      <text:p text:style-name="P9"><text:span text:style-name="T12"><text:tab/></text:span><text:span text:style-name="T27">kyou</text:span><text:span text:style-name="T25"> ha, </text:span><text:span text:style-name="T27">nan </text:span><text:span text:style-name="T25">youbi desu ka ?</text:span></text:p>
      <text:p text:style-name="P4"/>
      <text:p text:style-name="P3">2.</text:p>
      <text:p text:style-name="P4"/>
      <text:p text:style-name="P3"><text:span text:style-name="T1">a.　</text:span><text:span text:style-name="T2">四時五分です。</text:span></text:p>
      <text:p text:style-name="P10"><text:span text:style-name="T13"><text:tab/></text:span><text:span text:style-name="T28">yo ji go fun desu.</text:span></text:p>
      <text:p text:style-name="P3"><text:span text:style-name="T1">b.　</text:span><text:span text:style-name="T2">今、何時（何分）ですか？</text:span></text:p>
      <text:p text:style-name="P10"><text:span text:style-name="T13"><text:tab/></text:span><text:span text:style-name="T28">ima, nan ji (nan pun) desu ka ?</text:span></text:p>
      <text:p text:style-name="P32"/>
      <text:p text:style-name="P32"><draw:frame text:anchor-type="paragraph" draw:z-index="0" draw:name="Shape1_0" draw:style-name="gr2" draw:text-style-name="P43" svg:width="3.0925in" svg:height="10.4323in" svg:x="4.3874in" svg:y="-0.1417in"><draw:text-box><text:p/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14">分：ぷん</text:p>
          </table:table-cell>
          <table:covered-table-cell/>
          <table:table-cell table:style-name="Table1.C1" table:number-columns-spanned="2" office:value-type="string">
            <text:p text:style-name="P13">分：ふん</text:p>
          </table:table-cell>
          <table:covered-table-cell/>
        </table:table-row>
        <table:table-row>
          <table:table-cell table:style-name="Table1.A2" office:value-type="string">
            <text:p text:style-name="P35">1分</text:p>
          </table:table-cell>
          <table:table-cell table:style-name="Table1.A2" office:value-type="string">
            <text:p text:style-name="P35">いっぷん</text:p>
          </table:table-cell>
          <table:table-cell table:style-name="Table1.A2" office:value-type="string">
            <text:p text:style-name="P12"><text:span text:style-name="T42">2</text:span><text:span text:style-name="T41">分</text:span></text:p>
          </table:table-cell>
          <table:table-cell table:style-name="Table1.D2" office:value-type="string">
            <text:p text:style-name="P15">にふん</text:p>
          </table:table-cell>
        </table:table-row>
        <table:table-row>
          <table:table-cell table:style-name="Table1.A2" office:value-type="string">
            <text:p text:style-name="P11"><text:span text:style-name="T42">3</text:span><text:span text:style-name="T41">分</text:span></text:p>
          </table:table-cell>
          <table:table-cell table:style-name="Table1.A2" office:value-type="string">
            <text:p text:style-name="P35">さんぷん</text:p>
          </table:table-cell>
          <table:table-cell table:style-name="Table1.A2" office:value-type="string">
            <text:p text:style-name="P12"><text:span text:style-name="T42">5</text:span><text:span text:style-name="T41">分</text:span></text:p>
          </table:table-cell>
          <table:table-cell table:style-name="Table1.D2" office:value-type="string">
            <text:p text:style-name="P15">ごふん</text:p>
          </table:table-cell>
        </table:table-row>
        <table:table-row>
          <table:table-cell table:style-name="Table1.A2" office:value-type="string">
            <text:p text:style-name="P12"><text:span text:style-name="T42">4</text:span><text:span text:style-name="T41">分</text:span></text:p>
          </table:table-cell>
          <table:table-cell table:style-name="Table1.A2" office:value-type="string">
            <text:p text:style-name="P15">よんぷん</text:p>
          </table:table-cell>
          <table:table-cell table:style-name="Table1.A2" office:value-type="string">
            <text:p text:style-name="P12"><text:span text:style-name="T42">7</text:span><text:span text:style-name="T41">分</text:span></text:p>
          </table:table-cell>
          <table:table-cell table:style-name="Table1.D2" office:value-type="string">
            <text:p text:style-name="P15">ななふん</text:p>
          </table:table-cell>
        </table:table-row>
        <table:table-row>
          <table:table-cell table:style-name="Table1.A2" office:value-type="string">
            <text:p text:style-name="P11"><text:span text:style-name="T40">6</text:span><text:span text:style-name="T41">分</text:span></text:p>
          </table:table-cell>
          <table:table-cell table:style-name="Table1.A2" office:value-type="string">
            <text:p text:style-name="P35">っぷん</text:p>
          </table:table-cell>
          <table:table-cell table:style-name="Table1.A2" office:value-type="string">
            <text:p text:style-name="P12"><text:span text:style-name="T42">9</text:span><text:span text:style-name="T41">分</text:span></text:p>
          </table:table-cell>
          <table:table-cell table:style-name="Table1.D2" office:value-type="string">
            <text:p text:style-name="P15">きゅうふん</text:p>
          </table:table-cell>
        </table:table-row>
        <table:table-row>
          <table:table-cell table:style-name="Table1.A2" office:value-type="string">
            <text:p text:style-name="P11"><text:span text:style-name="T40">8</text:span><text:span text:style-name="T41">分</text:span></text:p>
          </table:table-cell>
          <table:table-cell table:style-name="Table1.A2" office:value-type="string">
            <text:p text:style-name="P35">っぷん</text:p>
          </table:table-cell>
          <table:table-cell table:style-name="Table1.D2" table:number-rows-spanned="2" table:number-columns-spanned="2" office:value-type="string">
            <text:p text:style-name="P36"/>
          </table:table-cell>
          <table:covered-table-cell/>
        </table:table-row>
        <table:table-row>
          <table:table-cell table:style-name="Table1.A2" office:value-type="string">
            <text:p text:style-name="P11"><text:span text:style-name="T40">10</text:span><text:span text:style-name="T41">分</text:span></text:p>
          </table:table-cell>
          <table:table-cell table:style-name="Table1.A2" office:value-type="string">
            <text:p text:style-name="P35">じゅうっぷん</text:p>
          </table:table-cell>
          <table:covered-table-cell/>
          <table:covered-table-cell/>
        </table:table-row>
      </table:table>
      <text:p text:style-name="P35"/>
      <text:p text:style-name="P6"><text:span text:style-name="T47">3</text:span><text:span text:style-name="T46">.</text:span></text:p>
      <text:p text:style-name="P23"/>
      <text:p text:style-name="P25">a.　昼休みは、十二時半から一時まで</text:p>
      <text:p text:style-name="P25"><text:tab/>です。</text:p>
      <text:p text:style-name="P16"><text:span text:style-name="T14"><text:tab/></text:span><text:span text:style-name="T29">hiru yasumi ha,</text:span><text:span text:style-name="T28"> </text:span><text:span text:style-name="T29">juu ni ji han kara ichi ji made</text:span></text:p>
      <text:p text:style-name="P17"><text:span text:style-name="T29"><text:tab/></text:span><text:span text:style-name="T26">desu.</text:span></text:p>
      <text:p text:style-name="P23"><draw:frame text:anchor-type="paragraph" draw:z-index="1" draw:name="Shape1_1" draw:style-name="gr1" draw:text-style-name="P42" svg:width="3.0925in" svg:height="10.4323in" svg:x="4.3874in" svg:y="-0.1417in"><draw:text-box><text:p text:style-name="P41"><text:span text:style-name="T53">働きます </text:span><text:span text:style-name="T53">: ‘atarakimasu = </text:span><text:span text:style-name="T54">travailler</text:span></text:p><text:p text:style-name="P41"><text:span text:style-name="T53"/></text:p><text:p text:style-name="P41"><text:span text:style-name="T53">午前 </text:span><text:span text:style-name="T53">: ‘gozen’ = </text:span><text:span text:style-name="T54">AM</text:span></text:p><text:p text:style-name="P41"><text:span text:style-name="T53"/></text:p><text:p text:style-name="P41"><text:span text:style-name="T53">午後 </text:span><text:span text:style-name="T53">: ‘gogo’ = </text:span><text:span text:style-name="T54">PM</text:span></text:p><text:p text:style-name="P41"><text:span text:style-name="T53"/></text:p><text:p text:style-name="P41"><text:span text:style-name="T53"/></text:p><text:p text:style-name="P41"><text:span text:style-name="T53">ます　 </text:span><text:span text:style-name="T53">→</text:span><text:span text:style-name="T53"> <text:s text:c="2"/>ました</text:span></text:p><text:p text:style-name="P41"><text:span text:style-name="T53"/></text:p><text:p text:style-name="P41"><text:span text:style-name="T53">ません → <text:s text:c="2"/>ませんでした</text:span></text:p></draw:text-box></draw:frame><text:soft-page-break/>4.</text:p>
      <text:p text:style-name="P25"/>
      <text:p text:style-name="P25">a.　大学は、四時までです。</text:p>
      <text:p text:style-name="P18"><text:span text:style-name="T14"><text:tab/></text:span><text:span text:style-name="T30">daigaku ha, yoji made desu.</text:span></text:p>
      <text:p text:style-name="P6"><text:span text:style-name="T40">b.　大学は、四時に終わります</text:span><text:span text:style-name="T43">。</text:span></text:p>
      <text:p text:style-name="P18"><text:span text:style-name="T15"><text:tab/></text:span><text:span text:style-name="T30">daigaku ha, yoji ni owarimasu.</text:span></text:p>
      <text:p text:style-name="P33"/>
      <text:p text:style-name="P33"/>
      <text:p text:style-name="P7"><text:span text:style-name="T48">5</text:span><text:span text:style-name="T46">.</text:span></text:p>
      <text:p text:style-name="P26"/>
      <text:p text:style-name="P26">a.　毎朝、六時に起きます。</text:p>
      <text:p text:style-name="P19"><text:span text:style-name="T14"><text:tab/></text:span><text:span text:style-name="T31">mai asa</text:span><text:span text:style-name="T30">, </text:span><text:span text:style-name="T31">ro</text:span><text:span text:style-name="T30">ji </text:span><text:span text:style-name="T31">ni oki</text:span><text:span text:style-name="T30">masu.</text:span></text:p>
      <text:p text:style-name="P19"><text:span text:style-name="T17">b.　</text:span><text:span text:style-name="T16">毎晩、十一時に寝ます</text:span><text:span text:style-name="T15">。</text:span></text:p>
      <text:p text:style-name="P19"><text:span text:style-name="T15"><text:tab/></text:span><text:span text:style-name="T31">mai ban, juuichi ji nemasu</text:span><text:span text:style-name="T30">.</text:span></text:p>
      <text:p text:style-name="P33"/>
      <text:p text:style-name="P34"/>
      <text:p text:style-name="P8"><text:span text:style-name="T49">7</text:span><text:span text:style-name="T46">.</text:span></text:p>
      <text:p text:style-name="P27"/>
      <text:p text:style-name="P8"><text:span text:style-name="T40">a.　毎</text:span><text:span text:style-name="T45">日</text:span><text:span text:style-name="T40">、勉強します。</text:span></text:p>
      <text:p text:style-name="P20"><text:span text:style-name="T14"><text:tab/></text:span><text:span text:style-name="T31">mai </text:span><text:span text:style-name="T32">nichi</text:span><text:span text:style-name="T30">, </text:span><text:span text:style-name="T32">benkyou shi</text:span><text:span text:style-name="T30">masu.</text:span></text:p>
      <text:p text:style-name="P20"><text:span text:style-name="T17">b.　明日</text:span><text:span text:style-name="T16">、勉強しません</text:span><text:span text:style-name="T15">。</text:span></text:p>
      <text:p text:style-name="P21"><text:span text:style-name="T15"><text:tab/></text:span><text:span text:style-name="T33">ashita</text:span><text:span text:style-name="T31">, </text:span><text:span text:style-name="T32">benkyou shi</text:span><text:span text:style-name="T30">mas</text:span><text:span text:style-name="T33">en</text:span><text:span text:style-name="T30">.</text:span></text:p>
      <text:p text:style-name="P8"><text:span text:style-name="T44">c</text:span><text:span text:style-name="T40">.　毎晩、勉強しました。</text:span></text:p>
      <text:p text:style-name="P21"><text:span text:style-name="T14"><text:tab/></text:span><text:span text:style-name="T31">mai </text:span><text:span text:style-name="T33">ban</text:span><text:span text:style-name="T30">, </text:span><text:span text:style-name="T32">benkyou shi</text:span><text:span text:style-name="T30">mas</text:span><text:span text:style-name="T33">hita</text:span><text:span text:style-name="T30">.</text:span></text:p>
      <text:p text:style-name="P20"><text:span text:style-name="T18">d</text:span><text:span text:style-name="T17">.　</text:span><text:span text:style-name="T16">昨日、勉強しませんでした</text:span><text:span text:style-name="T15">。</text:span></text:p>
      <text:p text:style-name="P21"><text:span text:style-name="T15"><text:tab/></text:span><text:span text:style-name="T33">kinou</text:span><text:span text:style-name="T31">, </text:span><text:span text:style-name="T32">benkyou shi</text:span><text:span text:style-name="T30">mas</text:span><text:span text:style-name="T33">endeshita</text:span><text:span text:style-name="T30">.</text:span></text:p>
      <text:p text:style-name="P21"><text:span text:style-name="T30"/></text:p>
      <text:p text:style-name="P21"><text:span text:style-name="T30"/></text:p>
      <text:p text:style-name="P38"><text:span text:style-name="T50">6</text:span><text:span text:style-name="T46">.</text:span></text:p>
      <text:p text:style-name="P28"/>
      <text:p text:style-name="P39"><text:span text:style-name="T17">a.　</text:span><text:span text:style-name="T19">午前九時から午後五時まで</text:span></text:p>
      <text:p text:style-name="P39"><text:span text:style-name="T14"><text:tab/></text:span><text:span text:style-name="T34">gozen kuji kara gogo goji made.</text:span></text:p>
      <text:p text:style-name="P39"><text:span text:style-name="T19">　</text:span><text:span text:style-name="T17">　働きます</text:span><text:span text:style-name="T15">。</text:span><text:span text:style-name="T20">/ <text:s text:c="2"/>働きました</text:span></text:p>
      <text:p text:style-name="P39"><text:span text:style-name="T15"><text:tab/></text:span><text:span text:style-name="T35">ha</text:span><text:span text:style-name="T34">tarakimasu</text:span><text:span text:style-name="T35">. <text:s text:c="2"/>/ <text:s/><text:tab/>hatarakimashi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4:12.532492705</meta:creation-date>
    <dc:date>2020-10-14T13:36:42.448744819</dc:date>
    <meta:editing-duration>PT1H2M37S</meta:editing-duration>
    <meta:editing-cycles>23</meta:editing-cycles>
    <meta:generator>LibreOffice/6.4.6.2$Linux_X86_64 LibreOffice_project/40$Build-2</meta:generator>
    <meta:document-statistic meta:table-count="1" meta:image-count="0" meta:object-count="0" meta:page-count="2" meta:paragraph-count="62" meta:word-count="344" meta:character-count="780" meta:non-whitespace-character-count="674"/>
  </office:meta>
</office:document-meta>
</file>